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_20_2" svg:stroke-width="0.026cm" svg:stroke-color="#000000" draw:stroke-linejoin="round" draw:fill="none" draw:textarea-horizontal-align="center" draw:textarea-vertical-align="middle" draw:fit-to-size="fals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fill-color="#ffffff" draw:textarea-horizontal-align="left" draw:auto-grow-height="false" draw:fit-to-size="false" fo:padding-top="0cm" fo:padding-bottom="0cm" fo:padding-left="0cm" fo:padding-right="0cm"/>
    </style:style>
    <style:style style:name="gr3" style:family="graphic" style:parent-style-name="standard">
      <style:graphic-properties draw:stroke="solid" draw:stroke-dash="Dash_20_2" svg:stroke-width="0cm" svg:stroke-color="#000000" draw:stroke-linejoin="none" draw:fill="solid" draw:fill-color="#000000" draw:textarea-horizontal-align="center" draw:textarea-vertical-align="middle" draw:fit-to-size="false"/>
    </style:style>
    <style:style style:name="gr4" style:family="graphic" style:parent-style-name="standard">
      <style:graphic-properties draw:stroke="solid" draw:stroke-dash="Dash_20_2" svg:stroke-width="0.026cm" svg:stroke-color="#000000" draw:stroke-linejoin="round" draw:fill="none" draw:fill-color="#000000" draw:textarea-horizontal-align="center" draw:textarea-vertical-align="middle" draw:fit-to-size="false" fo:padding-top="0.013cm" fo:padding-bottom="0.013cm" fo:padding-left="0.013cm" fo:padding-right="0.01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text-properties style:use-window-font-color="true" style:text-outline="false" style:text-line-through-style="none" fo:font-family="Arial" style:font-family-generic="swiss" style:font-pitch="variable" fo:font-size="14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4.1000003814697pt" style:font-family-complex="Arial" style:font-family-generic-complex="swiss" style:font-pitch-complex="variable" style:font-size-complex="14.1000003814697pt" style:text-scale="100%" style:text-overline-style="none" style:text-overline-color="font-color"/>
    </style:style>
    <style:style style:name="P3" style:family="paragraph">
      <style:text-properties style:use-window-font-color="true" style:text-outline="false" style:text-line-through-style="none" fo:font-family="Arial" style:font-family-generic="swiss" style:font-pitch="variable" fo:font-size="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4.1000003814697pt" style:font-family-complex="Arial" style:font-family-generic-complex="swiss" style:font-pitch-complex="variable" style:font-size-complex="14.1000003814697pt" style:text-scale="100%" style:text-overline-style="none" style:text-overline-color="font-color"/>
    </style:style>
    <style:style style:name="P4" style:family="paragraph">
      <style:text-properties style:use-window-font-color="true" style:text-outline="false" style:text-line-through-style="none" fo:font-family="Arial" style:font-family-generic="swiss" style:font-pitch="variable" fo:font-size="14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text-scale="100%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olygon draw:style-name="gr1" draw:text-style-name="P1" draw:layer="layout" svg:width="9.538cm" svg:height="1.691cm" svg:x="9.611cm" svg:y="4.689cm" svg:viewBox="0 0 9539 1692" draw:points="0,0 0,1692 9539,1692 9539,0">
          <text:p/>
        </draw:polygon>
        <draw:polygon draw:style-name="gr1" draw:text-style-name="P1" draw:layer="layout" svg:width="4.662cm" svg:height="1.48cm" svg:x="11.731cm" svg:y="7.65cm" svg:viewBox="0 0 4663 1481" draw:points="0,0 0,1481 4663,1481 4663,0">
          <text:p/>
        </draw:polygon>
        <draw:frame draw:style-name="gr2" draw:text-style-name="P2" draw:layer="layout" svg:width="7.915cm" svg:height="0.551cm" svg:x="10.529cm" svg:y="5.06cm">
          <draw:text-box>
            <text:p text:style-name="P2">EmployeeWithEmergencyContact</text:p>
          </draw:text-box>
        </draw:frame>
        <draw:frame draw:style-name="gr2" draw:text-style-name="P2" draw:layer="layout" svg:width="3.516cm" svg:height="0.551cm" svg:x="12.199cm" svg:y="7.809cm">
          <draw:text-box>
            <text:p text:style-name="P2">ContactPerson</text:p>
          </draw:text-box>
        </draw:frame>
        <draw:frame draw:style-name="gr2" draw:text-style-name="P3" draw:layer="layout" svg:width="1.88cm" svg:height="0.551cm" svg:x="12.886cm" svg:y="8.397cm">
          <draw:text-box>
            <text:p text:style-name="P3">40 bytes</text:p>
          </draw:text-box>
        </draw:frame>
        <draw:polygon draw:style-name="gr1" draw:text-style-name="P1" draw:layer="layout" svg:width="2.754cm" svg:height="1.902cm" svg:x="2.617cm" svg:y="11.245cm" svg:viewBox="0 0 2755 1903" draw:points="0,0 0,1903 2755,1903 2755,0">
          <text:p/>
        </draw:polygon>
        <draw:frame draw:style-name="gr2" draw:text-style-name="P2" draw:layer="layout" svg:width="1.428cm" svg:height="0.551cm" svg:x="3.085cm" svg:y="11.615cm">
          <draw:text-box>
            <text:p text:style-name="P2">String</text:p>
          </draw:text-box>
        </draw:frame>
        <draw:frame draw:style-name="gr2" draw:text-style-name="P3" draw:layer="layout" svg:width="1.88cm" svg:height="0.551cm" svg:x="3.085cm" svg:y="12.203cm">
          <draw:text-box>
            <text:p text:style-name="P3">24 bytes</text:p>
          </draw:text-box>
        </draw:frame>
        <draw:polygon draw:style-name="gr1" draw:text-style-name="P1" draw:layer="layout" svg:width="2.755cm" svg:height="1.902cm" svg:x="5.796cm" svg:y="11.245cm" svg:viewBox="0 0 2756 1903" draw:points="0,0 0,1903 2756,1903 2756,0">
          <text:p/>
        </draw:polygon>
        <draw:frame draw:style-name="gr2" draw:text-style-name="P2" draw:layer="layout" svg:width="1.428cm" svg:height="0.551cm" svg:x="6.264cm" svg:y="11.615cm">
          <draw:text-box>
            <text:p text:style-name="P2">String</text:p>
          </draw:text-box>
        </draw:frame>
        <draw:frame draw:style-name="gr2" draw:text-style-name="P3" draw:layer="layout" svg:width="1.88cm" svg:height="0.551cm" svg:x="6.264cm" svg:y="12.203cm">
          <draw:text-box>
            <text:p text:style-name="P3">24 bytes</text:p>
          </draw:text-box>
        </draw:frame>
        <draw:frame draw:style-name="gr2" draw:text-style-name="P2" draw:layer="layout" svg:width="1.373cm" svg:height="0.551cm" svg:x="2.449cm" svg:y="14.788cm">
          <draw:text-box>
            <text:p text:style-name="P2">char[]</text:p>
          </draw:text-box>
        </draw:frame>
        <draw:frame draw:style-name="gr2" draw:text-style-name="P3" draw:layer="layout" svg:width="1.88cm" svg:height="0.551cm" svg:x="2.589cm" svg:y="15.376cm">
          <draw:text-box>
            <text:p text:style-name="P3">32 bytes</text:p>
          </draw:text-box>
        </draw:frame>
        <draw:frame draw:style-name="gr2" draw:text-style-name="P2" draw:layer="layout" svg:width="1.703cm" svg:height="0.551cm" svg:x="2.589cm" svg:y="15.968cm">
          <draw:text-box>
            <text:p text:style-name="P2">16 data</text:p>
          </draw:text-box>
        </draw:frame>
        <draw:frame draw:style-name="gr2" draw:text-style-name="P2" draw:layer="layout" svg:width="1.373cm" svg:height="0.551cm" svg:x="6.264cm" svg:y="14.999cm">
          <draw:text-box>
            <text:p text:style-name="P2">char[]</text:p>
          </draw:text-box>
        </draw:frame>
        <draw:frame draw:style-name="gr2" draw:text-style-name="P3" draw:layer="layout" svg:width="1.88cm" svg:height="0.551cm" svg:x="6.264cm" svg:y="15.587cm">
          <draw:text-box>
            <text:p text:style-name="P3">24 bytes</text:p>
          </draw:text-box>
        </draw:frame>
        <draw:frame draw:style-name="gr2" draw:text-style-name="P2" draw:layer="layout" svg:width="1.703cm" svg:height="0.551cm" svg:x="6.264cm" svg:y="16.18cm">
          <draw:text-box>
            <text:p text:style-name="P2">12 data</text:p>
          </draw:text-box>
        </draw:frame>
        <draw:frame draw:style-name="gr2" draw:text-style-name="P2" draw:layer="layout" svg:width="1.373cm" svg:height="0.551cm" svg:x="10.292cm" svg:y="13.73cm">
          <draw:text-box>
            <text:p text:style-name="P2">char[]</text:p>
          </draw:text-box>
        </draw:frame>
        <draw:frame draw:style-name="gr2" draw:text-style-name="P3" draw:layer="layout" svg:width="1.88cm" svg:height="0.551cm" svg:x="10.292cm" svg:y="14.318cm">
          <draw:text-box>
            <text:p text:style-name="P3">40 bytes</text:p>
          </draw:text-box>
        </draw:frame>
        <draw:frame draw:style-name="gr2" draw:text-style-name="P2" draw:layer="layout" svg:width="1.703cm" svg:height="0.551cm" svg:x="10.292cm" svg:y="14.911cm">
          <draw:text-box>
            <text:p text:style-name="P2">24 data</text:p>
          </draw:text-box>
        </draw:frame>
        <draw:polygon draw:style-name="gr1" draw:text-style-name="P1" draw:layer="layout" svg:width="2.967cm" svg:height="1.479cm" svg:x="9.611cm" svg:y="11.245cm" svg:viewBox="0 0 2968 1480" draw:points="0,0 0,1480 2968,1480 2968,0">
          <text:p/>
        </draw:polygon>
        <draw:frame draw:style-name="gr2" draw:text-style-name="P2" draw:layer="layout" svg:width="1.428cm" svg:height="0.551cm" svg:x="10.08cm" svg:y="11.404cm">
          <draw:text-box>
            <text:p text:style-name="P2">String</text:p>
          </draw:text-box>
        </draw:frame>
        <draw:frame draw:style-name="gr2" draw:text-style-name="P3" draw:layer="layout" svg:width="1.88cm" svg:height="0.551cm" svg:x="10.08cm" svg:y="11.992cm">
          <draw:text-box>
            <text:p text:style-name="P3">24 bytes</text:p>
          </draw:text-box>
        </draw:frame>
        <draw:frame draw:style-name="gr2" draw:text-style-name="P2" draw:layer="layout" svg:width="1.345cm" svg:height="0.551cm" svg:x="15.166cm" svg:y="11.615cm">
          <draw:text-box>
            <text:p text:style-name="P2">byte[]</text:p>
          </draw:text-box>
        </draw:frame>
        <draw:frame draw:style-name="gr2" draw:text-style-name="P3" draw:layer="layout" svg:width="1.88cm" svg:height="0.551cm" svg:x="15.166cm" svg:y="12.203cm">
          <draw:text-box>
            <text:p text:style-name="P3">24 bytes</text:p>
          </draw:text-box>
        </draw:frame>
        <draw:frame draw:style-name="gr2" draw:text-style-name="P2" draw:layer="layout" svg:width="1.703cm" svg:height="0.551cm" svg:x="15.166cm" svg:y="12.796cm">
          <draw:text-box>
            <text:p text:style-name="P2">10 data</text:p>
          </draw:text-box>
        </draw:frame>
        <draw:frame draw:style-name="gr2" draw:text-style-name="P2" draw:layer="layout" svg:width="1.345cm" svg:height="0.551cm" svg:x="19.405cm" svg:y="11.615cm">
          <draw:text-box>
            <text:p text:style-name="P2">byte[]</text:p>
          </draw:text-box>
        </draw:frame>
        <draw:frame draw:style-name="gr2" draw:text-style-name="P3" draw:layer="layout" svg:width="1.88cm" svg:height="0.551cm" svg:x="19.405cm" svg:y="12.203cm">
          <draw:text-box>
            <text:p text:style-name="P3">24 bytes</text:p>
          </draw:text-box>
        </draw:frame>
        <draw:frame draw:style-name="gr2" draw:text-style-name="P2" draw:layer="layout" svg:width="1.703cm" svg:height="0.551cm" svg:x="19.405cm" svg:y="12.796cm">
          <draw:text-box>
            <text:p text:style-name="P2">10 data</text:p>
          </draw:text-box>
        </draw:frame>
        <draw:frame draw:style-name="gr2" draw:text-style-name="P2" draw:layer="layout" svg:width="1.345cm" svg:height="0.551cm" svg:x="24.068cm" svg:y="11.615cm">
          <draw:text-box>
            <text:p text:style-name="P2">byte[]</text:p>
          </draw:text-box>
        </draw:frame>
        <draw:frame draw:style-name="gr2" draw:text-style-name="P3" draw:layer="layout" svg:width="1.88cm" svg:height="0.551cm" svg:x="24.068cm" svg:y="12.203cm">
          <draw:text-box>
            <text:p text:style-name="P3">24 bytes</text:p>
          </draw:text-box>
        </draw:frame>
        <draw:frame draw:style-name="gr2" draw:text-style-name="P2" draw:layer="layout" svg:width="1.703cm" svg:height="0.551cm" svg:x="24.068cm" svg:y="12.796cm">
          <draw:text-box>
            <text:p text:style-name="P2">10 data</text:p>
          </draw:text-box>
        </draw:frame>
        <draw:path draw:style-name="gr3" draw:text-style-name="P1" draw:layer="layout" svg:width="0.21cm" svg:height="1.285cm" svg:x="14.204cm" svg:y="6.364cm" svg:viewBox="0 0 211 1286" svg:d="m193 19-72 1093v0c-1 9-9 17-19 16-9 0-17-9-16-18l72-1094v0c0-9 9-17 19-16 10 0 17 9 16 19zm18 1064v0l-119 203-92-217z">
          <text:p/>
        </draw:path>
        <draw:path draw:style-name="gr3" draw:text-style-name="P1" draw:layer="layout" svg:width="10.191cm" svg:height="2.192cm" svg:x="3.888cm" svg:y="9.113cm" svg:viewBox="0 0 10192 2193" svg:d="m10178 34-10001 2079v0c-9 2-19-4-21-13-2-10 4-19 14-21l10001-2079v0c10-2 19 4 21 14 2 9-4 18-14 20zm-9948 2159v0l-230-61 186-147z">
          <text:p/>
        </draw:path>
        <draw:path draw:style-name="gr3" draw:text-style-name="P1" draw:layer="layout" svg:width="6.799cm" svg:height="2.17cm" svg:x="7.28cm" svg:y="9.113cm" svg:viewBox="0 0 6800 2171" svg:d="m6788 35-6614 2062v0c-9 3-20-2-22-11-3-10 2-19 11-22l6615-2063v0c9-3 19 3 21 12 4 9-2 19-11 22zm-6554 2136v0l-234-38 171-164z">
          <text:p/>
        </draw:path>
        <draw:path draw:style-name="gr3" draw:text-style-name="P1" draw:layer="layout" svg:width="3.408cm" svg:height="2.132cm" svg:x="10.671cm" svg:y="9.113cm" svg:viewBox="0 0 3409 2133" svg:d="m3401 33-3241 2022v0c-9 5-19 2-25-6-5-8-2-19 6-24l3241-2022v0c8-5 20-3 25 6 5 8 2 19-6 24zm-3165 2078v0l-236 22 124-202z">
          <text:p/>
        </draw:path>
        <draw:path draw:style-name="gr3" draw:text-style-name="P1" draw:layer="layout" svg:width="1.712cm" svg:height="2.132cm" svg:x="14.257cm" svg:y="9.113cm" svg:viewBox="0 0 1713 2133" svg:d="m31 7 1586 1977v0c6 8 4 19-3 25s-19 5-25-3l-1585-1977v0c-6-7-5-19 3-25 7-6 18-5 24 3zm1633 1895v0l49 231-215-99z">
          <text:p/>
        </draw:path>
        <draw:path draw:style-name="gr3" draw:text-style-name="P1" draw:layer="layout" svg:width="5.526cm" svg:height="2.154cm" svg:x="14.257cm" svg:y="9.114cm" svg:viewBox="0 0 5527 2155" svg:d="m23 1 5346 2052v0c9 3 14 13 10 23-3 8-13 14-22 9l-5347-2051v0c-8-3-13-14-9-23 3-9 13-13 22-10zm5345 1956v0l159 175-235 23z">
          <text:p/>
        </draw:path>
        <draw:path draw:style-name="gr3" draw:text-style-name="P1" draw:layer="layout" svg:width="9.555cm" svg:height="2.189cm" svg:x="14.468cm" svg:y="9.113cm" svg:viewBox="0 0 9556 2190" svg:d="m22 0 9365 2077v0c10 2 16 11 14 21s-12 16-21 14l-9366-2077v0c-9-2-16-12-14-21 3-10 12-16 22-14zm9350 1983v0l184 149-229 58z">
          <text:p/>
        </draw:path>
        <draw:path draw:style-name="gr3" draw:text-style-name="P1" draw:layer="layout" svg:width="0.211cm" svg:height="1.497cm" svg:x="3.782cm" svg:y="13.131cm" svg:viewBox="0 0 212 1498" svg:d="m124 17v1305 0c0 10-8 17-18 17-9 0-17-7-17-17v-1305 0c0-9 8-17 17-17 10 0 18 8 18 17zm88 1269v0l-106 212-106-212z">
          <text:p/>
        </draw:path>
        <draw:path draw:style-name="gr3" draw:text-style-name="P1" draw:layer="layout" svg:width="0.211cm" svg:height="1.497cm" svg:x="7.174cm" svg:y="13.131cm" svg:viewBox="0 0 212 1498" svg:d="m124 17v1305 0c0 10-8 17-18 17s-18-7-18-17v-1305 0c0-9 8-17 18-17s18 8 18 17zm88 1269v0l-106 212-106-212z">
          <text:p/>
        </draw:path>
        <draw:path draw:style-name="gr3" draw:text-style-name="P1" draw:layer="layout" svg:width="0.211cm" svg:height="0.862cm" svg:x="10.989cm" svg:y="12.708cm" svg:viewBox="0 0 212 863" svg:d="m124 17v670 0c0 10-8 18-18 18s-17-8-17-18v-670 0c0-9 7-17 17-17s18 8 18 17zm88 635v0l-106 211-106-211z">
          <text:p/>
        </draw:path>
        <draw:frame draw:style-name="gr2" draw:text-style-name="P4" draw:layer="layout" svg:width="7.61cm" svg:height="4.872cm" svg:x="1.915cm" svg:y="2.748cm">
          <draw:text-box>
            <text:p text:style-name="P4">Number of objects: 11</text:p>
            <text:p text:style-name="P4"/>
            <text:p text:style-name="P4">Total overhead: 198 bytes</text:p>
            <text:p text:style-name="P4">Total data: <text:s text:c="11"/>82 bytes</text:p>
            <text:p text:style-name="P4">Total size: <text:s text:c="9"/>280 bytes</text:p>
            <text:p text:style-name="P4"/>
            <text:p text:style-name="P4">Bloat factor: 71%</text:p>
            <text:p text:style-name="P4"/>
          </draw:text-box>
        </draw:frame>
        <draw:polygon draw:style-name="gr4" draw:text-style-name="P1" draw:layer="layout" svg:width="4.238cm" svg:height="2.749cm" svg:x="1.345cm" svg:y="14.417cm" svg:viewBox="0 0 4239 2750" draw:points="1060,0 0,2750 3179,2750 4239,0">
          <text:p/>
        </draw:polygon>
        <draw:polygon draw:style-name="gr4" draw:text-style-name="P1" draw:layer="layout" svg:width="4.238cm" svg:height="2.748cm" svg:x="4.948cm" svg:y="14.629cm" svg:viewBox="0 0 4239 2749" draw:points="1060,0 0,2749 3180,2749 4239,0">
          <text:p/>
        </draw:polygon>
        <draw:frame draw:style-name="gr2" draw:text-style-name="P2" draw:layer="layout" svg:width="0.246cm" svg:height="0.551cm" svg:x="1.601cm" svg:y="17.537cm">
          <draw:text-box>
            <text:p text:style-name="P2">“</text:p>
          </draw:text-box>
        </draw:frame>
        <draw:frame draw:style-name="gr2" draw:text-style-name="P2" draw:layer="layout" svg:width="2.251cm" svg:height="0.551cm" svg:x="1.851cm" svg:y="17.537cm">
          <draw:text-box>
            <text:p text:style-name="P2">John Doe</text:p>
          </draw:text-box>
        </draw:frame>
        <draw:frame draw:style-name="gr2" draw:text-style-name="P2" draw:layer="layout" svg:width="0.246cm" svg:height="0.551cm" svg:x="4.094cm" svg:y="17.537cm">
          <draw:text-box>
            <text:p text:style-name="P2">”</text:p>
          </draw:text-box>
        </draw:frame>
        <draw:frame draw:style-name="gr2" draw:text-style-name="P2" draw:layer="layout" svg:width="0.246cm" svg:height="0.551cm" svg:x="5.841cm" svg:y="17.749cm">
          <draw:text-box>
            <text:p text:style-name="P2">“</text:p>
          </draw:text-box>
        </draw:frame>
        <draw:frame draw:style-name="gr2" draw:text-style-name="P2" draw:layer="layout" svg:width="1.373cm" svg:height="0.551cm" svg:x="6.091cm" svg:y="17.749cm">
          <draw:text-box>
            <text:p text:style-name="P2">father</text:p>
          </draw:text-box>
        </draw:frame>
        <draw:frame draw:style-name="gr2" draw:text-style-name="P2" draw:layer="layout" svg:width="0.246cm" svg:height="0.551cm" svg:x="7.46cm" svg:y="17.749cm">
          <draw:text-box>
            <text:p text:style-name="P2">”</text:p>
          </draw:text-box>
        </draw:frame>
        <draw:frame draw:style-name="gr2" draw:text-style-name="P2" draw:layer="layout" svg:width="0.246cm" svg:height="0.551cm" svg:x="9.232cm" svg:y="16.268cm">
          <draw:text-box>
            <text:p text:style-name="P2">“</text:p>
          </draw:text-box>
        </draw:frame>
        <draw:frame draw:style-name="gr2" draw:text-style-name="P2" draw:layer="layout" svg:width="3.368cm" svg:height="0.551cm" svg:x="9.482cm" svg:y="16.268cm">
          <draw:text-box>
            <text:p text:style-name="P2">jdoe@aol.com</text:p>
          </draw:text-box>
        </draw:frame>
        <draw:frame draw:style-name="gr2" draw:text-style-name="P2" draw:layer="layout" svg:width="0.246cm" svg:height="0.551cm" svg:x="12.835cm" svg:y="16.268cm">
          <draw:text-box>
            <text:p text:style-name="P2">”</text:p>
          </draw:text-box>
        </draw:frame>
        <draw:polygon draw:style-name="gr4" draw:text-style-name="P1" draw:layer="layout" svg:width="4.239cm" svg:height="2.326cm" svg:x="8.975cm" svg:y="13.571cm" svg:viewBox="0 0 4240 2327" draw:points="1060,0 0,2327 3180,2327 4240,0">
          <text:p/>
        </draw:polygon>
        <draw:polygon draw:style-name="gr4" draw:text-style-name="P1" draw:layer="layout" svg:width="4.238cm" svg:height="2.325cm" svg:x="22.54cm" svg:y="11.245cm" svg:viewBox="0 0 4239 2326" draw:points="1060,0 0,2326 3179,2326 4239,0">
          <text:p/>
        </draw:polygon>
        <draw:polygon draw:style-name="gr4" draw:text-style-name="P1" draw:layer="layout" svg:width="4.238cm" svg:height="2.326cm" svg:x="18.089cm" svg:y="11.456cm" svg:viewBox="0 0 4239 2327" draw:points="1060,0 0,2327 3179,2327 4239,0">
          <text:p/>
        </draw:polygon>
        <draw:polygon draw:style-name="gr4" draw:text-style-name="P1" draw:layer="layout" svg:width="4.238cm" svg:height="2.325cm" svg:x="13.851cm" svg:y="11.245cm" svg:viewBox="0 0 4239 2326" draw:points="1059,0 0,2326 3179,2326 4239,0">
          <text:p/>
        </draw:polygon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9-08-10T21:13:24</meta:creation-date>
    <dc:date>2012-04-03T14:49:37.90</dc:date>
    <dc:language>en-US</dc:language>
    <meta:editing-cycles>4</meta:editing-cycles>
    <meta:editing-duration>PT26M45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